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text-align="start" fo:text-indent="0cm">
        <style:tab-stops>
          <style:tab-stop style:position="0.148cm"/>
        </style:tab-stops>
      </style:paragraph-properties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6pt" style:font-size-asian="26pt" style:font-size-complex="2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8pt" style:font-size-asian="28pt" style:font-size-complex="28pt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82cm" svg:y="0.829cm">
          <draw:text-box>
            <text:p text:style-name="P1"><text:span text:style-name="T1">HYMN #774</text:span></text:p>
            <text:p text:style-name="P1"><text:span text:style-name="T2">“</text:span><text:span text:style-name="T2">Feed Thy Children, God Most Hol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3">1. </text:span><text:span text:style-name="T4">Feed Thy children, God most holy;</text:span><text:span text:style-name="T4"><text:line-break/></text:span><text:span text:style-name="T4">Comfort sinners poor and lowly.</text:span><text:span text:style-name="T4"><text:line-break/></text:span><text:span text:style-name="T4">O Thou Bread of Life from heaven,</text:span><text:span text:style-name="T4"><text:line-break/></text:span><text:span text:style-name="T4">Bless the food Thou here hast give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8" draw:layer="layout" svg:width="24.384cm" svg:height="12.446cm" svg:x="1.778cm" svg:y="1.016cm">
          <draw:text-box>
            <text:p text:style-name="P1"><text:span text:style-name="T4">As these gifts the body nourish,</text:span><text:span text:style-name="T4"><text:line-break/></text:span><text:span text:style-name="T4">May our souls in graces flourish</text:span><text:span text:style-name="T4"><text:line-break/></text:span><text:span text:style-name="T4">Till with saints in heav’nly splendor</text:span><text:span text:style-name="T4"><text:line-break/></text:span><text:span text:style-name="T4">At Thy feast due thanks we render.</text:span></text:p>
            <text:p text:style-name="P5"><text:span text:style-name="T5"><text:line-break/></text:span><text:span text:style-name="T6">© 1941 Concordia Publishing House.</text:span></text:p>
            <text:p text:style-name="P6"><text:span text:style-name="T6">Used by permission:</text:span></text:p>
            <text:p text:style-name="P6"><text:span text:style-name="T6">LSB Hymn License</text:span></text:p>
            <text:p text:style-name="P7"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12:29:11.217000000</meta:creation-date>
    <dc:title>Blue template</dc:title>
    <meta:editing-duration>PT8M26S</meta:editing-duration>
    <meta:editing-cycles>4</meta:editing-cycles>
    <meta:generator>LibreOffice/6.0.5.2$Windows_X86_64 LibreOffice_project/54c8cbb85f300ac59db32fe8a675ff7683cd5a16</meta:generator>
    <dc:date>2018-08-08T17:03:55.123000000</dc:date>
    <meta:document-statistic meta:object-count="30"/>
  </office:meta>
</office:document-meta>
</file>